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bb8f" officeooo:paragraph-rsid="001ebb8f"/>
    </style:style>
    <style:style style:name="P2" style:family="paragraph" style:parent-style-name="Standard" style:list-style-name="L1">
      <style:text-properties officeooo:rsid="001ebb8f" officeooo:paragraph-rsid="001ebb8f"/>
    </style:style>
    <style:style style:name="P3" style:family="paragraph" style:parent-style-name="Standard" style:list-style-name="L2">
      <style:text-properties officeooo:rsid="001ebb8f" officeooo:paragraph-rsid="001fd18d"/>
    </style:style>
    <style:style style:name="P4" style:family="paragraph" style:parent-style-name="Standard">
      <style:text-properties officeooo:rsid="001fd18d" officeooo:paragraph-rsid="001fd18d"/>
    </style:style>
    <style:style style:name="T1" style:family="text">
      <style:text-properties officeooo:rsid="001fd18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 Notes</text:p>
      <text:p text:style-name="P1"/>
      <text:p text:style-name="P1">KCRI Cytoscape Network</text:p>
      <text:p text:style-name="P1"/>
      <text:list xml:id="list8512852696045093968" text:style-name="L1">
        <text:list-item>
          <text:p text:style-name="P2"><text:bookmark-start text:name="__DdeLink__2_356544989"/>Edge Table &gt; confidence score is very similar to mmc5 value for TF-gene pair (same?)<text:bookmark-end text:name="__DdeLink__2_356544989"/></text:p>
        </text:list-item>
        <text:list-item>
          <text:p text:style-name="P2">Node Table &gt; zscores and rpkm values precisely as mmc5 values</text:p>
        </text:list-item>
        <text:list-item>
          <text:p text:style-name="P2">Node Table &gt; TF vs. gene scores completely different than mmc5 table</text:p>
        </text:list-item>
      </text:list>
      <text:p text:style-name="P4"/>
      <text:p text:style-name="P4">KC Network</text:p>
      <text:p text:style-name="P4"/>
      <text:list xml:id="list5356659164233166561" text:style-name="L2">
        <text:list-item>
          <text:p text:style-name="P3">Edge Table &gt; confidence score is <text:span text:style-name="T1">not at all</text:span> similar to mmc5 value for TF-gene pair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1:52:25.400712148</meta:creation-date>
    <dc:date>2017-01-17T14:17:41.031124952</dc:date>
    <meta:editing-duration>PT2H5M47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8" meta:word-count="66" meta:character-count="342" meta:non-whitespace-character-count="288"/>
  </office:meta>
</office:document-meta>
</file>